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size="13pt" fo:font-weight="normal" style:font-size-asian="13pt" style:font-weight-asian="normal" style:font-size-complex="13pt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ia 80 odcinek 06</text:p>
      <text:p text:style-name="P1"/>
      <text:p text:style-name="P2">I Etap</text:p>
      <text:p text:style-name="P2"/>
      <text:p text:style-name="P3">jak nazywa sie największa pustynia na świecie <text:s text:c="36"/><text:span text:style-name="T2">Sahara</text:span></text:p>
      <text:p text:style-name="P3">ilu ramienna gwiazda była symbolem komunizmu <text:s text:c="30"/><text:span text:style-name="T2"><text:s/>pięć </text:span></text:p>
      <text:p text:style-name="P3">w ktorym wieku powstał we Francji styl cesarstwa <text:s text:c="29"/><text:span text:style-name="T2"><text:s/>XIX w</text:span>.</text:p>
      <text:p text:style-name="P3">ile razy traci człowiek chytry <text:s text:c="64"/><text:span text:style-name="T2">dwa razy</text:span></text:p>
      <text:p text:style-name="P3">po ukońceniu której klasy szkoły podstawowej uczeń w Polsce idzie do gimnazjum <text:s/><text:span text:style-name="T2"><text:s/>po 6</text:span></text:p>
      <text:p text:style-name="P3">Camp David to jedna z rezydencji prezydenta którego państwa <text:s text:c="8"/><text:span text:style-name="T2"><text:s text:c="2"/>USA</text:span></text:p>
      <text:p text:style-name="P3">głowę którego ptaka miał mityczny gryf <text:s text:c="46"/><text:span text:style-name="T2">orzeł</text:span></text:p>
      <text:p text:style-name="P3">jaką funkcję pełnił na zamku Horeszków Gerwazy <text:s text:c="28"/><text:span text:style-name="T2"><text:s text:c="2"/>klucznik</text:span></text:p>
      <text:p text:style-name="P3">Dipssy, twinkie winky, lala <text:s/>jaki tytuł <text:s text:c="51"/><text:span text:style-name="T2"><text:s/>teletubisie</text:span></text:p>
      <text:p text:style-name="P3">w którym mieście znajduje się cmentarz Łuczakowski <text:s text:c="25"/><text:span text:style-name="T2">Lwów</text:span></text:p>
      <text:p text:style-name="P3">amerykański program lotów załogowych Apollo badał które ciało niebieskie <text:s text:c="4"/><text:span text:style-name="T2"><text:s/>Księżyc</text:span></text:p>
      <text:p text:style-name="P3">czy Amazonka przepływa przez Brazylię <text:s text:c="46"/><text:span text:style-name="T2"><text:s/>TAK</text:span></text:p>
      <text:p text:style-name="P3">który owoc stanowi główny składnik szarlotki <text:s text:c="38"/><text:span text:style-name="T2"><text:s/>jabłko </text:span></text:p>
      <text:p text:style-name="P3">jak nazywa się niebieski architekt, wynalazca kostki do układania <text:s text:c="6"/><text:span text:style-name="T2"><text:s/>Rubik</text:span></text:p>
      <text:p text:style-name="P3">może być cukrowy, ćwikłowy, pastewny <text:s text:c="46"/><text:span text:style-name="T2"><text:s text:c="2"/>burak</text:span></text:p>
      <text:p text:style-name="P3">którego dnia wróżymy z wosku <text:s text:c="61"/><text:span text:style-name="T2"><text:s/>29 Listopada <text:s text:c="3"/></text:span><text:s text:c="2"/></text:p>
      <text:p text:style-name="P3">czy foka jest ssakiem <text:s text:c="77"/><text:span text:style-name="T2"><text:s/>TAK</text:span></text:p>
      <text:p text:style-name="P3">tarcza ruletki podzielona jest na przegrodki, iloma kolorami <text:s text:c="15"/><text:span text:style-name="T2"><text:s text:c="2"/>trzy, zero jest na zielono </text:span></text:p>
      <text:p text:style-name="P3">która nieodmienna część mowy odpowiada na pytania jak? gdzie? kiedy? <text:s/><text:span text:style-name="T2"><text:s/>przysłówek</text:span></text:p>
      <text:p text:style-name="P3">z której komory serca u ssaków odchodzi aorta <text:s text:c="38"/><text:span text:style-name="T2">lewa</text:span></text:p>
      <text:p text:style-name="P2"><text:span text:style-name="T1"><text:s/><text:line-break/></text:span>II Etap</text:p>
      <text:p text:style-name="P3"><text:s/></text:p>
      <text:p text:style-name="P3">jak nazywa sie magma wydobywająca się z wulkanu na powierzchnię <text:s text:c="5"/><text:span text:style-name="T2">lawa</text:span></text:p>
      <text:p text:style-name="P3">polskim odpowiednikiem słowa ekwiwalent jest <text:s text:c="39"/><text:span text:style-name="T2">równoważnik</text:span> <text:s text:c="4"/></text:p>
      <text:p text:style-name="P3">jak miał na imię astronom Heweliusz <text:s text:c="57"/><text:span text:style-name="T2">Jan</text:span></text:p>
      <text:p text:style-name="P3">jak nazywa sie rodzaj sztyletu nakładany na lufę karabinu <text:s text:c="24"/><text:span text:style-name="T2">bagnet</text:span></text:p>
      <text:p text:style-name="P3">które zwierzę wg legendy wykarmiło Remusa i Romulusa <text:s text:c="23"/><text:span text:style-name="T2">wilczyca</text:span></text:p>
      <text:p text:style-name="P3">jak nazywa się półprosta która dzieli kąt na połowę <text:s text:c="34"/><text:span text:style-name="T2">dwusieczna</text:span></text:p>
      <text:p text:style-name="P3">komu archanioł Gabriel objawiał stopniow Koran <text:s text:c="37"/><text:span text:style-name="T2">Mahomet</text:span></text:p>
      <text:p text:style-name="P3">w którym wieku Karl Landsteiner wyróżnił 3 grupy krwi <text:s text:c="25"/><text:span text:style-name="T2">XX w.</text:span></text:p>
      <text:p text:style-name="P3">ile państw leży na półwyspie Apenińskim <text:s text:c="45"/><text:span text:style-name="T2"><text:s text:c="4"/>trzy </text:span></text:p>
      <text:p text:style-name="P3">czy trolejbusy są pojazdami szynowymi <text:s text:c="48"/><text:span text:style-name="T2"><text:s text:c="3"/>NIE </text:span><text:s text:c="6"/></text:p>
      <text:p text:style-name="P3">rozwiń skrót pne <text:s text:c="90"/><text:span text:style-name="T2">przed naszą erą</text:span></text:p>
      <text:p text:style-name="P3">na którym instrumencie grał Einstein <text:s text:c="57"/><text:span text:style-name="T2">skrzypce</text:span></text:p>
      <text:p text:style-name="P3">jaką barwę przybiera papierek w zasadowych <text:s text:c="43"/><text:span text:style-name="T2">niebieski </text:span></text:p>
      <text:p text:style-name="P3">czy epifity rośliny żyjące na innych roślinach <text:s/>są pasożytami <text:s text:c="18"/><text:span text:style-name="T2">NIE </text:span></text:p>
      <text:p text:style-name="P3">Maurycy Zych, Józef Katerla <text:s/>czyje to pseudonimy <text:s text:c="33"/><text:span text:style-name="T2">Żeromski</text:span></text:p>
      <text:p text:style-name="P3">w którym mieście powstało pierwsze w Polsce planterium <text:s text:c="25"/><text:span text:style-name="T2">Chorzów</text:span></text:p>
      <text:p text:style-name="P3">drewniana kostka sześcienna waży 8 kg, a ile razy mniej wazy kostka o krawędzi 2x krótszej <text:s text:c="104"/><text:span text:style-name="T2">1 kg</text:span></text:p>
      <text:p text:style-name="P3">jak brzmi włoskie określenie które znaczy głośno <text:s text:c="35"/><text:span text:style-name="T2"><text:s/>forte</text:span></text:p>
      <text:p text:style-name="P3">czy apologeci to pisarze który bronili wiary chrześcijańskiej czy ją atakowali <text:s text:c="2"/><text:span text:style-name="T2"><text:s/>bronili</text:span></text:p>
      <text:p text:style-name="P3"><text:soft-page-break/>na który himalajski szczyt weszli Leszek Cichy jako pierwsi zimą <text:s text:c="7"/><text:span text:style-name="T2">Mount Everest</text:span></text:p>
      <text:p text:style-name="P3">czy Mołdawia graniczy z Bułgarią <text:s text:c="56"/><text:span text:style-name="T2"><text:s text:c="3"/>NIE </text:span></text:p>
      <text:p text:style-name="P3">kto sformułował prawo umożliwiające obliczanie sił między ładunkami elektrycznymi <text:span text:style-name="T2">Cuolomb</text:span></text:p>
      <text:p text:style-name="P3">jak nazywa się osobnik u którego w skórze, sierści i tęczówce brakuje pigmentu <text:s/><text:span text:style-name="T2"><text:s/>albinos</text:span></text:p>
      <text:p text:style-name="P3">Japonia jest monarchią konstytucyjną czy absolutną <text:s text:c="23"/><text:span text:style-name="T2">konstytucyjną</text:span></text:p>
      <text:p text:style-name="P3">kto dowodził w bitwie pod Chocimiem w 1673 r <text:s text:c="28"/><text:span text:style-name="T2"><text:s/>Jan Sobieski</text:span></text:p>
      <text:p text:style-name="P3">w której dysycplinie sportu puchar Stanleya <text:s text:c="36"/><text:span text:style-name="T2"><text:s/>hokej na lodzie</text:span></text:p>
      <text:p text:style-name="P3">jak nazywa się podstawowy element organów <text:s text:c="33"/><text:span text:style-name="T2"><text:s/>piszczałka <text:s text:c="3"/></text:span><text:s text:c="4"/></text:p>
      <text:p text:style-name="P3">co oznacza myśl Horacego Est modus in rebus <text:s text:c="24"/><text:span text:style-name="T2">nie należy przekraczać granic</text:span></text:p>
      <text:p text:style-name="P3">który impresjonista francuski namalował Topole, katedra <text:s text:c="25"/><text:span text:style-name="T2"><text:s/>Claude Monet</text:span></text:p>
      <text:p text:style-name="P3">jak w grze w brydża nazywa się wzięcie 12 lew <text:s text:c="40"/><text:span text:style-name="T2"><text:s text:c="2"/>szlewik</text:span></text:p>
      <text:p text:style-name="P3">malachit to węglan którego metalu <text:s text:c="62"/><text:span text:style-name="T2"><text:s/>miedzi</text:span></text:p>
      <text:p text:style-name="P3">w którym państiw przyznawany jest order Jarosława Mądrego <text:s text:c="17"/><text:span text:style-name="T2"><text:s text:c="2"/>Ukraina</text:span></text:p>
      <text:p text:style-name="P3">czy długość kortu jest taka sama przy deblu i singlu <text:s text:c="35"/><text:span text:style-name="T2"><text:s/>Tak</text:span></text:p>
      <text:p text:style-name="P3">który zmarły w tym roku portugalski piłkarz był nazywany czarną panterą <text:s text:c="2"/><text:span text:style-name="T2">Euzebio</text:span></text:p>
      <text:p text:style-name="P3">na granicy których państw znajduje się zapora wodna Itaipu <text:s text:c="19"/><text:span text:style-name="T2">Brazylia i Paragwaj</text:span></text:p>
      <text:p text:style-name="P3">czy krzem wchodzi w skład skorupy ziemskiej <text:s text:c="39"/><text:span text:style-name="T2"><text:s/>TAK</text:span></text:p>
      <text:p text:style-name="P3">w ktorym mieście mieszkał żyd Mendel <text:s text:c="50"/><text:span text:style-name="T2"><text:s/>Warszawa</text:span></text:p>
      <text:p text:style-name="P3">w którym wieku francuzi Claude i Chab uruchomili telegraf świetlny <text:s text:c="3"/><text:span text:style-name="T2"><text:s/>XVIII</text:span></text:p>
      <text:p text:style-name="P3">jak nazywała się pierwsza polska mistrzyni olimpijska <text:s text:c="26"/><text:span text:style-name="T2"><text:s/>Halina Konopacka</text:span></text:p>
      <text:p text:style-name="P3">obraz z XVII Powrót syna marnotrawnego <text:s text:c="45"/><text:span text:style-name="T2"><text:s/>Rembrandt</text:span></text:p>
      <text:p text:style-name="P3">w czasie której wojny akcja Biegnij chłopcze, biegnij <text:s text:c="30"/><text:span text:style-name="T2"><text:s/>II WŚ</text:span></text:p>
      <text:p text:style-name="P3">w którym południowoamerykańskim państwie działa biblioteka im. Domejki <text:s/><text:span text:style-name="T2">Argentyna</text:span></text:p>
      <text:p text:style-name="P3">czy pokrzyk wilcza jagoda jest rośliną leczniczą <text:s text:c="38"/><text:span text:style-name="T2">TAK</text:span></text:p>
      <text:p text:style-name="P3">u Pana Boga za piecem, u Pana Boga w ogródku a trzeci tytuł <text:s text:c="15"/><text:span text:style-name="T2"><text:s/>za miedzą</text:span></text:p>
      <text:p text:style-name="P3">jak nazywa się tytułowy lis z satyrycznego eposu Goethego <text:s text:c="19"/><text:span text:style-name="T2">przechera</text:span></text:p>
      <text:p text:style-name="P3">ile lat M. Thatcher sprawowała urząd premiera <text:s text:c="39"/><text:span text:style-name="T2">11 lat</text:span></text:p>
      <text:p text:style-name="P3">Lem to planet, planetoida czy księżyc <text:s text:c="53"/><text:span text:style-name="T2"><text:s/>planetoida</text:span></text:p>
      <text:p text:style-name="P3">jak nazywa się nauka o życiu nietoperzy <text:s text:c="51"/><text:span text:style-name="T2">hiropterologia</text:span></text:p>
      <text:p text:style-name="P3">którą część ciała chronił kapalin <text:s text:c="64"/><text:span text:style-name="T2">głowę</text:span></text:p>
      <text:p text:style-name="P3"><text:span text:style-name="T2"/></text:p>
      <text:p text:style-name="P2">III Etap</text:p>
      <text:p text:style-name="P2"/>
      <text:p text:style-name="P3">państwo Bangladesz który kontynent <text:s text:c="53"/><text:span text:style-name="T2"><text:s/>Azja</text:span></text:p>
      <text:p text:style-name="P3">paziem ktorego króla był Maziepa <text:s text:c="56"/><text:span text:style-name="T2"><text:s/>Jan Kazimierz</text:span> </text:p>
      <text:p text:style-name="P3">który pierwiastek ma wyższą liczbą atomową <text:s text:c="2"/>węgiel czy tlen <text:s text:c="10"/><text:span text:style-name="T2"><text:s text:c="2"/>tlen</text:span></text:p>
      <text:p text:style-name="P3">który dostojnik Kościóła był internowany w Komańczy <text:s text:c="22"/><text:span text:style-name="T2"><text:s/>prymas Wyszyński</text:span></text:p>
      <text:p text:style-name="P3">ile krwioobiegów mają ryby <text:s text:c="65"/><text:span text:style-name="T2"><text:s text:c="2"/>jeden</text:span></text:p>
      <text:p text:style-name="P3">jaki kryptonim oznaczał godzinę wybuchu powstania warszawskiego <text:s text:c="3"/><text:span text:style-name="T2">godzina W</text:span></text:p>
      <text:p text:style-name="P3">czy Ren i Łaba uchodzą do tego samego morza <text:s text:c="35"/><text:span text:style-name="T2"><text:s/>TAK</text:span></text:p>
      <text:p text:style-name="P3">który polski bank prowadzi obsługę budżetu państwa <text:s text:c="26"/><text:span text:style-name="T2">NBP</text:span></text:p>
      <text:p text:style-name="P3">cyrkuł to komisariat policji w ktorym zaborze <text:s text:c="38"/><text:span text:style-name="T2">rosyjski</text:span> </text:p>
      <text:p text:style-name="P3">kto dowodził pierwszą udaną wyprawą dookoła świata</text:p>
      <text:p text:style-name="P3">z której strony świata przybyli Trzej królowie</text:p>
      <text:p text:style-name="P3">heparyna hamuje proces krzepnięcia czy przyspiesza</text:p>
      <text:p text:style-name="P3"><text:soft-page-break/>kto wlazł na tyczkę i przedrzeźniał ogrodniczkę w wierszu Brzechwy <text:s text:c="6"/><text:span text:style-name="T2"><text:s/>pan pomidor</text:span></text:p>
      <text:p text:style-name="P3">jak nazywa się urzędowe zezwolenie na wykorzystanie wynalazku opatentowanego przez kogoś innego <text:s text:c="92"/><text:span text:style-name="T2"><text:s/>licencja</text:span></text:p>
      <text:p text:style-name="P3">czy MŚ formuły 1 były organizowane przed II WŚ <text:s text:c="33"/><text:span text:style-name="T2">od 1950</text:span></text:p>
      <text:p text:style-name="P3">ile jest postaci kobiecych na obrazie Picassa Panny z Awionionu <text:s text:c="12"/><text:span text:style-name="T2"><text:s text:c="2"/>5</text:span></text:p>
      <text:p text:style-name="P3">kim dla Wokulskiego była Małgorzata Wincel <text:s text:c="39"/><text:span text:style-name="T2"><text:s text:c="2"/>żoną </text:span></text:p>
      <text:p text:style-name="P3">ile godzin trwa wyścig samochodowy w Le Main we Francji <text:s text:c="17"/><text:span text:style-name="T2">24</text:span></text:p>
      <text:p text:style-name="P3">która święta jest patronką flisaków, górników i artylerzystów <text:s text:c="15"/><text:span text:style-name="T2"><text:s/>św. Barbara</text:span></text:p>
      <text:p text:style-name="P3">jak w epoce feudalizmu nazywano uroczyste przekazanie lenna wasalowi przez seniora <text:s/><text:span text:style-name="T2">inwestytura</text:span></text:p>
      <text:p text:style-name="P3">w czasie I WŚ po której stronie Turcja <text:s text:c="51"/><text:span text:style-name="T2">centralne </text:span></text:p>
      <text:p text:style-name="P3">w którym wieku podano sposób wyznaczania masy atomowej <text:s text:c="13"/><text:span text:style-name="T2">XIX w.</text:span></text:p>
      <text:p text:style-name="P3">ile osób w Dekameronie Boccacccia <text:s text:c="2"/>na wsi <text:s text:c="41"/><text:span text:style-name="T2">10</text:span></text:p>
      <text:p text:style-name="P3">jak od imienia starożytnego króla Epiru nazywamy zwycięstwo osiągnięte zbyt dużym kosztem <text:s text:c="99"/><text:span text:style-name="T2">pyrrusowe</text:span></text:p>
      <text:p text:style-name="P3">futro w jakich kolorach ma panda</text:p>
      <text:p text:style-name="P3">który król powołał komisję morską <text:s text:c="56"/><text:span text:style-name="T2">Zygmunt August</text:span></text:p>
      <text:p text:style-name="P3">od czego wywodzi się nazwa rugby <text:s text:c="55"/><text:span text:style-name="T2">od miejscowości</text:span></text:p>
      <text:p text:style-name="P3">czy Herodot opisał dzieje i podoboje Cezara <text:s text:c="40"/><text:span text:style-name="T2"><text:s/>Nie </text:span></text:p>
      <text:p text:style-name="P3">jak nazywał się wuj Sindbada który towarzyszył mu w podrożach <text:s text:c="11"/>tarabuk</text:p>
      <text:p text:style-name="P3">fowizm to kierunek w literaturze czy malarstwie <text:s text:c="35"/><text:span text:style-name="T2">malarstwo</text:span></text:p>
      <text:p text:style-name="P3">przez które województwa przebiega szlak orlich gniazd <text:s text:c="21"/><text:span text:style-name="T2">małopolskie i śląskie</text:span></text:p>
      <text:p text:style-name="P3">w zbiorach którego muzeum znajduje się posąg Wenus z Milo <text:s text:c="10"/><text:span text:style-name="T2">Luwr</text:span></text:p>
      <text:p text:style-name="P3">jak z włoskiego nazywa się skłądnica broni i amunicji <text:s text:c="23"/><text:span text:style-name="T2">arsenał</text:span></text:p>
      <text:p text:style-name="P3">jak miał na imię p Kobyliński <text:s text:c="61"/><text:span text:style-name="T2"><text:s/>Szymon </text:span></text:p>
      <text:p text:style-name="P3">które państwo przejęło w 1999 r zwierzchnictwo nad kanałem <text:s text:c="10"/><text:span text:style-name="T2"><text:s/>Panama</text:span></text:p>
      <text:p text:style-name="P3">czy Edgar Allan Poe <text:s/>tworzył w XX wieku <text:s text:c="42"/><text:span text:style-name="T2">NIE, zm w XIX w</text:span> <text:s text:c="16"/></text:p>
      <text:p text:style-name="P3">jak nazywała się aktorka, założycielka teatru żydowskiego w Warszawie </text:p>
      <text:p text:style-name="P4"><text:s text:c="2"/>Rachela Kamińska</text:p>
      <text:p text:style-name="P3">na którym oceanie leży chilijska wyspa Robinson Cruzoe <text:s text:c="17"/><text:span text:style-name="T2"><text:s/>pacyfik</text:span></text:p>
      <text:p text:style-name="P3">dynastia we Francji 1328-1589 <text:s text:c="59"/><text:span text:style-name="T2"><text:s/>Walezjusze <text:s/></text:span><text:s text:c="11"/></text:p>
      <text:p text:style-name="P3">krócica to dawna broń palna czy biała <text:s text:c="48"/><text:span text:style-name="T2"><text:s/>palna </text:span><text:s text:c="14"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4-08-28T13:22:57.04</meta:creation-date>
    <meta:document-statistic meta:table-count="0" meta:image-count="0" meta:object-count="0" meta:page-count="3" meta:paragraph-count="115" meta:word-count="989" meta:character-count="10070"/>
    <dc:date>2014-08-28T14:15:23.34</dc:date>
    <meta:editing-duration>PT00H15M15S</meta:editing-duration>
    <meta:editing-cycles>1</meta:editing-cycles>
    <meta:generator>OpenOffice.ux.pl/3.1$Win32 OpenOffice.org_project/310m11$Build-39399</meta:generator>
  </office:meta>
</office:document-meta>
</file>